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margin-top="0cm" fo:margin-bottom="0cm" fo:text-align="center" style:justify-single-word="false"/>
    </style:style>
    <style:style style:name="P4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/>
    </style:style>
    <style:style style:name="P5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style:font-name="Arial1" fo:font-style="normal" fo:font-weight="normal"/>
    </style:style>
    <style:style style:name="P6" style:family="paragraph" style:parent-style-name="Text_20_body">
      <style:paragraph-properties fo:text-align="justify" style:justify-single-word="false"/>
      <style:text-properties style:font-name="Arial1" fo:font-size="12pt"/>
    </style:style>
    <style:style style:name="T1" style:family="text">
      <style:text-properties style:font-name="Arial1"/>
    </style:style>
    <style:style style:name="T2" style:family="text">
      <style:text-properties style:font-name="Arial1" fo:font-size="18pt"/>
    </style:style>
    <style:style style:name="T3" style:family="text">
      <style:text-properties style:font-name="Arial1" fo:font-size="12pt"/>
    </style:style>
    <style:style style:name="T4" style:family="text">
      <style:text-properties fo:font-variant="normal" fo:text-transform="none" style:font-name="Arial1" fo:font-size="12pt" fo:font-style="normal" fo:font-weight="normal"/>
    </style:style>
    <style:style style:name="T5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2">O uso do software livre na Internet das Coisas</text:span></text:span></text:p>
      <text:p text:style-name="P3"> </text:p>
      <text:p text:style-name="P3"><text:span text:style-name="Strong_20_Emphasis"><text:span text:style-name="T1">Diretor da Holoscópio apresentou as possibilidades de diminuição de custos e energia, também com o uso de hardware livre em microcontroladores</text:span></text:span></text:p>
      <text:p text:style-name="P3"> </text:p>
      <text:p text:style-name="P5">Hoje (27), no 13° Fórum Internacional Software Livre - fisl13, o empresário Thadeu Cascardo, sócio da empresa Holoscópio, apresentou a palestra <text:span text:style-name="T5">Implementando a Internet das Coisas (IoC) com software livre</text:span>, discutindo o uso da internet em controladores de pouca memória e baixo custo.</text:p>
      <text:p text:style-name="P5"/>
      <text:p text:style-name="P5">Segundo Cascardo, a perspectiva de ter diferentes objetos conectados à internet pode subir, dos atuais 5 bilhões (na maioria computadores, smartphones e tablets) para mais de 50 bilhões de objetos em 2020. “Para que isso aconteça, é necessário viabilizar o uso da rede por hardwares de pouca memória, abaixo do que os PCs tinham há quase 30 anos”, explicou o empresário. </text:p>
      <text:p text:style-name="P5"/>
      <text:p text:style-name="P5">Esses objetos geralmente combinam a tecnologia RFID com uma infraestrutura de rede, podendo gerar um IP e objetos identificáveis em escala global. “Essa possibilidade permite diversos usos, como no monitoramento de trânsito, transporte público – por meio da previsão de horários, otimização de frota e itinerário ou na chamada domótica, o controle remoto para uso doméstico, como controle de temperatura, otimização de energia, entre outros usos que vão da saúde ao gerenciamento de ativos.</text:p>
      <text:p text:style-name="P5"/>
      <text:p text:style-name="P5">O desafio é a busca de projetos livres para a IoC, buscando maior disponibilidade no desenvolvimento de placas para a comunicação de microcontroladores. De acordo com Cascardo, algumas possibilidades estão aparecendo com o uso do projeto Arduíno/Brasuíno, o Ben Nanonote (um micronotebook com um pequeno teclado, ainda sem o uso de wi-fi), onde se pode colocar IPv6. “O objetivo é buscar maior interação com o mundo físico, inserindo mais portas, microprocessadores de maior porte que possam comportar GNU/Linux. Como exemplo, o empresário fez uma demonstração de acionamento de uma lâmpada LED por meio da internet, usando um clone de Arduíno ligado à porta USB de um notebook.</text:p>
      <text:p text:style-name="P4"> </text:p>
      <text:p text:style-name="P2"><text:span text:style-name="Strong_20_Emphasis"><text:span text:style-name="T3">Sobre o Fórum Internacional Software Livre (fisl)</text:span></text:span></text:p>
      <text:p text:style-name="P6">O Fórum Internacional de Software Livre (fisl) acontece desde o ano 2000 - chegando em sua 13ª edição. É considerado o mais consolidado evento da área na América Latina e um dos maiores do mundo. Fundado nos  ideais  construídos  inicialmente  pelo físico e programador Richard  Stallman  e,  posteriormente,  pela comunidade  de  hackers  e  desenvolvedores  do  sistema  operacional  GNU/Linux, o fisl surgiu de uma mobilização em prol da luta pela liberdade e autonomia tecnológica do país. O  evento  é  o momento  de  encontro  físico  de  muitas  pessoas do de diversas partes do mundo que  se  conhecem  e  trabalham  apenas  pela internet em projetos das mais variadas temáticas. A comunidade de usuários é o coração do fisl e interage com diversos outros setores da sociedade, como a academia, profissionais, empresas, investidores, governos e sociedade civil. </text:p>
      <text:p text:style-name="Text_20_body"><text:span text:style-name="Strong_20_Emphasis"><text:span text:style-name="T3">Porto Alegre, 27 de julho de 2012</text:span></text:span></text:p>
      <text:p text:style-name="P1"><text:span text:style-name="Strong_20_Emphasis"><text:span text:style-name="T4"><text:line-break/></text:span></text:span><text:span text:style-name="T4">Núcleo de Atendimento 13° Fórum Internacional de Software Livre<text:line-break/>Coordenação: Nicole Carvalho – </text:span><text:a xlink:type="simple" xlink:href="http://unica.relazione.com.br/tec-atualiza-estat-clique.php?rlzto=%25$$$%25bWFpbHRvOm5pY29sZUBlbmZhdG8uY29tLmJy&amp;idNewsletter=NDM5MA==&amp;idAssinante=NzEzMw==&amp;IdLink=NDgxMTU=&amp;idCliente=MTc4&amp;sobra=" office:target-frame-name="_blank" xlink:show="new"><text:span text:style-name="T4">nicole@enfato.com.br</text:span></text:a><text:span text:style-name="T4"> – 51 8118.1501<text:line-break/>Direção:Mariana Turkenicz– </text:span><text:a xlink:type="simple" xlink:href="http://unica.relazione.com.br/tec-atualiza-estat-clique.php?rlzto=%25$$$%25bWFpbHRvOm1hcmlhbmFAZW5mYXRvLmNvbS5icg==&amp;idNewsletter=NDM5MA==&amp;idAssinante=NzEzMw==&amp;IdLink=NDgxMTY=&amp;idCliente=MTc4&amp;sobra=" office:target-frame-name="_blank" xlink:show="new"><text:span text:style-name="T4">mariana@enfato.com.br</text:span></text:a><text:span text:style-name="T4"> – 51 8121.7062<text:line-break/></text:span><text:soft-page-break/><text:span text:style-name="T4"><text:line-break/>Enfato Comunicação Empresarial<text:line-break/>51 30.261.261<text:line-break/></text:span><text:a xlink:type="simple" xlink:href="http://unica.relazione.com.br/tec-atualiza-estat-clique.php?rlzto=%25$$$%25aHR0cDovL3d3dy5lbmZhdG8uY29tLmJyLw==&amp;idNewsletter=NDM5MA==&amp;idAssinante=NzEzMw==&amp;IdLink=NDgxMTg=&amp;idCliente=MTc4&amp;sobra=" office:target-frame-name="_blank" xlink:show="new"><text:span text:style-name="T4">www.enfato.com.br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sl 13 </meta:initial-creator>
    <meta:creation-date>2012-07-27T12:43:13</meta:creation-date>
    <dc:date>2012-07-27T13:22:49</dc:date>
    <dc:creator>Fisl 13 </dc:creator>
    <meta:editing-duration>PT25M11S</meta:editing-duration>
    <meta:editing-cycles>6</meta:editing-cycles>
    <meta:generator>LibreOffice/3.5$Linux_x86 LibreOffice_project/350m1$Build-3</meta:generator>
    <meta:document-statistic meta:table-count="0" meta:image-count="0" meta:object-count="0" meta:page-count="2" meta:paragraph-count="13" meta:word-count="491" meta:character-count="3224" meta:non-whitespace-character-count="2705"/>
  </office:meta>
</office:document-meta>
</file>